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lgun Gothic" svg:font-family="Malgun Gothic" style:font-family-generic="roman" svg:panose-1="0 0 0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MingLiU" svg:font-family="PMingLiU" style:font-family-generic="roman" style:font-pitch="variable" svg:panose-1="2 2 3 0 0 0 0 0 0 0"/>
  </office:font-face-decls>
  <office:automatic-styles>
    <style:style style:name="P1" style:parent-style-name="Title" style:master-page-name="MP0" style:family="paragraph">
      <style:paragraph-properties fo:break-before="page"/>
      <style:text-properties style:font-name="Arial" style:font-name-complex="Arial"/>
    </style:style>
    <style:style style:name="P2" style:parent-style-name="Normal" style:family="paragraph">
      <style:text-properties style:font-name="Arial" style:font-name-complex="Arial"/>
    </style:style>
    <style:style style:name="P3" style:parent-style-name="Subtitle" style:family="paragraph">
      <style:text-properties fo:font-weight="bold" style:font-weight-asian="bold"/>
    </style:style>
    <style:style style:name="T4" style:parent-style-name="DefaultParagraphFont" style:family="text">
      <style:text-properties style:font-name="Arial" style:font-name-complex="Arial" fo:font-style="italic" style:font-style-asian="italic"/>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fo:font-weight="bold" style:font-weight-asian="bold"/>
    </style:style>
    <style:style style:name="T7" style:parent-style-name="DefaultParagraphFont" style:family="text">
      <style:text-properties style:font-name="Arial" style:font-name-complex="Arial"/>
    </style:style>
    <style:style style:name="T8" style:parent-style-name="DefaultParagraphFont" style:family="text">
      <style:text-properties style:font-name="Arial" style:font-name-complex="Arial" fo:font-weight="bold" style:font-weight-asian="bold"/>
    </style:style>
    <style:style style:name="T9" style:parent-style-name="DefaultParagraphFont" style:family="text">
      <style:text-properties style:font-name="Arial" style:font-name-complex="Arial"/>
    </style:style>
    <style:style style:name="T10" style:parent-style-name="DefaultParagraphFont" style:family="text">
      <style:text-properties style:font-name="Arial" style:font-name-complex="Arial" fo:font-weight="bold" style:font-weight-asian="bold"/>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fo:font-weight="bold" style:font-weight-asian="bold"/>
    </style:style>
    <style:style style:name="T13" style:parent-style-name="DefaultParagraphFont" style:family="text">
      <style:text-properties style:font-name="Arial" style:font-name-complex="Arial"/>
    </style:style>
    <style:style style:name="T14" style:parent-style-name="DefaultParagraphFont" style:family="text">
      <style:text-properties style:font-name="Arial" style:font-name-complex="Arial" fo:font-weight="bold" style:font-weight-asian="bold"/>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fo:font-weight="bold" style:font-weight-asian="bold"/>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fo:font-weight="bold" style:font-weight-asian="bold"/>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fo:font-style="italic" style:font-style-asian="italic"/>
    </style:style>
    <style:style style:name="T21" style:parent-style-name="DefaultParagraphFont" style:family="text">
      <style:text-properties style:font-name="Arial" style:font-name-complex="Arial"/>
    </style:style>
    <style:style style:name="T22" style:parent-style-name="DefaultParagraphFont" style:family="text">
      <style:text-properties style:font-name="Arial" style:font-name-complex="Arial" fo:font-style="italic" style:font-style-asian="italic"/>
    </style:style>
    <style:style style:name="T23" style:parent-style-name="DefaultParagraphFont" style:family="text">
      <style:text-properties style:font-name="Arial" style:font-name-complex="Arial"/>
    </style:style>
    <style:style style:name="T24" style:parent-style-name="DefaultParagraphFont" style:family="text">
      <style:text-properties style:font-name="Arial" style:font-name-complex="Arial" fo:font-weight="bold" style:font-weight-asian="bold"/>
    </style:style>
    <style:style style:name="T25" style:parent-style-name="DefaultParagraphFont" style:family="text">
      <style:text-properties style:font-name="Arial" style:font-name-complex="Arial"/>
    </style:style>
    <style:style style:name="T26" style:parent-style-name="DefaultParagraphFont" style:family="text">
      <style:text-properties style:font-name="Arial" style:font-name-complex="Arial" fo:font-weight="bold" style:font-weight-asian="bold"/>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fo:font-weight="bold" style:font-weight-asian="bold"/>
    </style:style>
    <style:style style:name="T29" style:parent-style-name="DefaultParagraphFont" style:family="text">
      <style:text-properties style:font-name="Arial" style:font-name-complex="Arial"/>
    </style:style>
    <style:style style:name="T30" style:parent-style-name="DefaultParagraphFont" style:family="text">
      <style:text-properties style:font-name="Arial" style:font-name-complex="Arial" fo:font-weight="bold" style:font-weight-asian="bold"/>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fo:font-style="italic" style:font-style-asian="italic"/>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style:style>
    <style:style style:name="T38" style:parent-style-name="DefaultParagraphFont" style:family="text">
      <style:text-properties style:font-name="Arial" style:font-name-complex="Arial"/>
    </style:style>
    <style:style style:name="T39" style:parent-style-name="DefaultParagraphFont" style:family="text">
      <style:text-properties style:font-name="Arial" style:font-name-complex="Arial" fo:font-weight="bold" style:font-weight-asian="bold"/>
    </style:style>
    <style:style style:name="T40" style:parent-style-name="DefaultParagraphFont" style:family="text">
      <style:text-properties style:font-name="Arial" style:font-name-complex="Arial"/>
    </style:style>
    <style:style style:name="T41" style:parent-style-name="DefaultParagraphFont" style:family="text">
      <style:text-properties style:font-name="Arial" style:font-name-complex="Arial" fo:font-weight="bold" style:font-weight-asian="bold"/>
    </style:style>
    <style:style style:name="T42" style:parent-style-name="DefaultParagraphFont" style:family="text">
      <style:text-properties style:font-name="Arial" style:font-name-complex="Arial"/>
    </style:style>
    <style:style style:name="T43" style:parent-style-name="DefaultParagraphFont" style:family="text">
      <style:text-properties style:font-name="Arial" style:font-name-complex="Arial" fo:font-weight="bold" style:font-weight-asian="bold"/>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complex="Arial" fo:font-weight="bold" style:font-weight-asian="bold"/>
    </style:style>
    <style:style style:name="T46" style:parent-style-name="DefaultParagraphFont" style:family="text">
      <style:text-properties style:font-name="Arial" style:font-name-complex="Arial"/>
    </style:style>
    <style:style style:name="P47" style:parent-style-name="Normal" style:family="paragraph">
      <style:text-properties style:font-name="Arial" style:font-name-complex="Arial"/>
    </style:style>
    <style:style style:name="T48" style:parent-style-name="DefaultParagraphFont" style:family="text">
      <style:text-properties style:font-name="Arial" style:font-name-complex="Arial" fo:font-style="italic" style:font-style-asian="italic"/>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fo:font-weight="bold" style:font-weight-asian="bold"/>
    </style:style>
    <style:style style:name="T51" style:parent-style-name="DefaultParagraphFont" style:family="text">
      <style:text-properties style:font-name="Arial" style:font-name-complex="Arial"/>
    </style:style>
    <style:style style:name="P52" style:parent-style-name="Normal" style:family="paragraph">
      <style:text-properties style:font-name="Arial" style:font-name-complex="Arial"/>
    </style:style>
    <style:style style:name="P53" style:parent-style-name="Subtitle" style:family="paragraph">
      <style:text-properties fo:font-weight="bold" style:font-weight-asian="bold"/>
    </style:style>
    <style:style style:name="T54" style:parent-style-name="DefaultParagraphFont" style:family="text">
      <style:text-properties style:font-name="Arial" style:font-name-complex="Arial" fo:font-style="italic" style:font-style-asian="italic"/>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P57" style:parent-style-name="Normal" style:family="paragraph">
      <style:text-properties style:font-name="Arial" style:font-name-complex="Arial"/>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office:automatic-styles>
  <office:body>
    <office:text text:use-soft-page-breaks="true">
      <text:p text:style-name="P1">Sample Document</text:p>
      <text:p text:style-name="P2"/>
      <text:p text:style-name="P3">Welocalize - About Us</text:p>
      <text:p text:style-name="Normal"><text:span text:style-name="T4">Welocalize</text:span><text:span text:style-name="T5"><text:s/>was founded in 1997, and is a privately held, venture backed company. We have over 400 staff members in 12 offices located in the<text:s/></text:span><text:span text:style-name="T6">USA</text:span><text:span text:style-name="T7">,<text:s/></text:span><text:span text:style-name="T8">Ireland</text:span><text:span text:style-name="T9">,<text:s/></text:span><text:span text:style-name="T10">Germany</text:span><text:span text:style-name="T11">,<text:s/></text:span><text:span text:style-name="T12">The Netherlands</text:span><text:span text:style-name="T13">,<text:s/></text:span><text:span text:style-name="T14">China</text:span><text:span text:style-name="T15"><text:s/>and<text:s/></text:span><text:span text:style-name="T16">Japan</text:span><text:span text:style-name="T17">. For the past eight years running</text:span><text:span text:style-name="T18">, Deloitte &amp; Touche</text:span><text:span text:style-name="T19"><text:s/>has ranked<text:s/></text:span><text:span text:style-name="T20">Welocalize</text:span><text:span text:style-name="T21"><text:s/>as one of the fastest growing technology companies in North America in their annual<text:s/></text:span><text:span text:style-name="T22">Maryland Technology Fast 50</text:span><text:span text:style-name="T23"><text:s/>ranking. In<text:s/></text:span><text:span text:style-name="T24">2005</text:span><text:span text:style-name="T25">,<text:s/></text:span><text:span text:style-name="T26">2006</text:span><text:span text:style-name="T27">,<text:s/></text:span><text:span text:style-name="T28">2007</text:span><text:span text:style-name="T29"><text:s/>and<text:s/></text:span><text:span text:style-name="T30">2008</text:span><text:span text:style-name="T31"><text:s/>Welocalize earned a place on the<text:s/></text:span><text:span text:style-name="T32">INC 500</text:span><text:span text:style-name="T33"><text:s/>list of fastest growing private companies in the U</text:span><text:span text:style-name="T34">.</text:span><text:span text:style-name="T35">S</text:span><text:span text:style-name="T36">.</text:span><text:span text:style-name="T37">.</text:span></text:p>
      <text:p text:style-name="Normal"><text:span text:style-name="T38">Our services include globalization consulting, translation, localization, and testing solutions for business materials and systems including software, multimedia, learning services, and mobile applications. Welocalize specializes in the<text:s/></text:span><text:span text:style-name="T39">Enterprise Applications</text:span><text:span text:style-name="T40">,<text:s/></text:span><text:span text:style-name="T41">eLearning</text:span><text:span text:style-name="T42">,<text:s/></text:span><text:span text:style-name="T43">Life Sciences</text:span><text:span text:style-name="T44">, and<text:s/></text:span><text:span text:style-name="T45">Media &amp; Telecommunications</text:span><text:span text:style-name="T46"><text:s/>industries.</text:span></text:p>
      <text:p text:style-name="P47">We work with our clients to create a framework and methodology for expanding globally that produce scalable, predictable results. With the integration of our product and service family into the development environment, our clients are able to achieve much faster international time-to-market.</text:p>
      <text:p text:style-name="Normal"><text:span text:style-name="T48">Welocalize</text:span><text:span text:style-name="T49"><text:s/>also offers the unique, open-source Translation Management System -<text:s/></text:span><text:span text:style-name="T50">GlobalSight</text:span><text:span text:style-name="T51">.</text:span></text:p>
      <text:p text:style-name="P52"/>
      <text:p text:style-name="P53">About GlobalSight:</text:p>
      <text:p text:style-name="Normal"><text:span text:style-name="T54">GlobalSight</text:span><text:span text:style-name="T55"><text:s/>is a collaborative, open source initiative to develop a flexible and sustainable Translation Management System (TMS) that leverages the best ideas and addresses the true needs of the industry. <text:s/>GlobalSight embraces an ecosystem of enterprise clients, translators,<text:s/></text:span><text:soft-page-break/><text:span text:style-name="T56">language service providers, technology suppliers, universities, research institutions and individuals alike!</text:span></text:p>
      <text:p text:style-name="P57"/>
      <text:p text:style-name="Normal"><text:span text:style-name="T58">&lt;</text:span><text:span text:style-name="T59">By GlobalSight<text:s/></text:span><text:span text:style-name="T60">"</text:span><text:span text:style-name="T61">Team</text:span><text:span text:style-name="T62">"&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lgun Gothic" svg:font-family="Malgun Gothic" style:font-family-generic="roman" svg:panose-1="0 0 0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MingLiU" svg:font-family="PMingLiU" style:font-family-generic="roman" style:font-pitch="variable" svg:panose-1="2 2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Malgun Gothic"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algun Gothic"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Malgun Gothic"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Malgun Gothic" style:font-name-complex="Times New Roman" fo:font-style="italic" style:font-style-asian="italic" style:font-style-complex="italic" fo:color="#4F81BD" fo:letter-spacing="0.0104in" fo:font-size="12pt" style:font-size-asian="12pt" style:font-size-complex="12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language-asian="en" style:country-asian="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layout-grid-mode="line" style:layout-grid-lines="36">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Document header: This is an sample document for testing purpose.</text:p>
        <text:p text:style-name="Header"/>
      </style:header>
      <style:footer>
        <text:p text:style-name="Footer">Document footer: This is a sample document for testing purpose.</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donald.pan</meta:initial-creator>
    <dc:creator>Test</dc:creator>
    <meta:creation-date>2010-05-13T07:44:00Z</meta:creation-date>
    <dc:date>2010-05-13T07:44:00Z</dc:date>
    <meta:template xlink:href="Normal.dotm" xlink:type="simple"/>
    <meta:editing-cycles>2</meta:editing-cycles>
    <meta:editing-duration>PT60S</meta:editing-duration>
    <meta:document-statistic meta:page-count="2" meta:paragraph-count="3" meta:word-count="254" meta:character-count="1700" meta:row-count="12" meta:non-whitespace-character-count="1449"/>
  </office:meta>
</office:document-meta>
</file>